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cm" svg:stroke-color="#ff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 text:animation="none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dd4814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0000" fo:font-size="20pt" style:font-size-asian="20pt" style:font-size-complex="20pt"/>
    </style:style>
    <style:style style:name="T5" style:family="text">
      <style:text-properties fo:color="#dd4814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'est ce que l'émulation ?</text:p>
          </draw:text-box>
        </draw:frame>
        <draw:custom-shape draw:style-name="gr1" draw:text-style-name="P1" xml:id="id9" draw:id="id9" draw:layer="layout" svg:width="10cm" svg:height="2.2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2" draw:layer="layout" svg:width="24.639cm" svg:height="12.178cm" svg:x="1.4cm" svg:y="5.2cm" presentation:class="subtitle" presentation:user-transformed="true">
          <draw:text-box>
            <text:p xml:id="id5" text:id="id5" text:style-name="P2">Matériel électronique → Logiciel.</text:p>
            <text:p text:style-name="P2"/>
            <text:p xml:id="id6" text:id="id6" text:style-name="P2">Plusieurs types : <text:tab/>- Terminal</text:p>
            <text:p xml:id="id7" text:id="id7" text:style-name="P2"><text:tab/><text:tab/><text:tab/><text:tab/><text:tab/><text:tab/><text:tab/>- Ordinateur</text:p>
            <text:p xml:id="id8" text:id="id8" text:style-name="P2"><text:tab/><text:tab/><text:tab/><text:tab/><text:tab/><text:tab/><text:tab/>- Console de jeux</text:p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dules principaux d'un émulateur<text:line-break/>de console</text:p>
          </draw:text-box>
        </draw:frame>
        <draw:custom-shape draw:style-name="gr3" draw:text-style-name="P1" xml:id="id1" draw:id="id1" draw:layer="layout" svg:width="7.8cm" svg:height="2.4cm" svg:x="10.6cm" svg:y="6.4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cm" svg:height="2.8cm" svg:x="2.6cm" svg:y="11.8cm">
          <text:p text:style-name="P1">Module Graphiqu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cm" svg:height="2.8cm" svg:x="11cm" svg:y="11.8cm">
          <text:p text:style-name="P1">Module Son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cm" svg:height="2.8cm" svg:x="19.6cm" svg:y="11.8cm">
          <text:p text:style-name="P1">Module Mémoir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5cm" svg:y1="8.8cm" svg:x2="6.1cm" svg:y2="11.8cm" draw:start-shape="id1" draw:start-glue-point="2" draw:end-shape="id2" draw:end-glue-point="0" svg:d="m14500 8800-8400 3000" svg:viewBox="0 0 8401 3001">
          <text:p/>
        </draw:connector>
        <draw:connector draw:style-name="gr4" draw:text-style-name="P1" draw:layer="layout" draw:type="line" svg:x1="14.5cm" svg:y1="8.8cm" svg:x2="14.5cm" svg:y2="11.8cm" draw:start-shape="id1" draw:start-glue-point="2" draw:end-shape="id3" svg:d="m14500 8800v3000" svg:viewBox="0 0 1 3001">
          <text:p/>
        </draw:connector>
        <draw:connector draw:style-name="gr4" draw:text-style-name="P1" draw:layer="layout" draw:type="line" svg:x1="14.5cm" svg:y1="8.8cm" svg:x2="23.1cm" svg:y2="11.8cm" draw:start-shape="id1" draw:start-glue-point="2" draw:end-shape="id4" draw:end-glue-point="0" svg:d="m14500 8800 8600 3000" svg:viewBox="0 0 8601 3001">
          <text:p/>
        </draw:connecto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Algorithme générique du fonctionnement d'un émulateur de console.</text:span></text:p>
          </draw:text-box>
        </draw:frame>
        <draw:frame presentation:style-name="pr4" draw:text-style-name="P4" draw:layer="layout" svg:width="24.639cm" svg:height="15.686cm" svg:x="1.4cm" svg:y="4.914cm" presentation:class="outline" presentation:user-transformed="true">
          <draw:text-box>
            <text:list text:style-name="L4">
              <text:list-header>
                <text:p text:style-name="P4"><text:span text:style-name="T2">void</text:span><text:span text:style-name="T3"> run(){</text:span></text:p>
                <text:list>
                  <text:list-header>
                    <text:p><text:span text:style-name="T2">for</text:span><text:span text:style-name="T4"> </text:span><text:span text:style-name="T3">(;;){</text:span></text:p>
                    <text:list>
                      <text:list-header>
                        <text:p><text:span text:style-name="T3">opcode = memory_read(PC++) ; //Lire la prochaine instruction</text:span></text:p>
                        <text:p><text:span text:style-name="T3">cycles = cycles_table[opcode] ; <text:s text:c="2"/>//Lire le nombre de cycles </text:span></text:p>
                        <text:p><text:span text:style-name="T2">switch</text:span><text:span text:style-name="T3">(opcode){ </text:span><text:span text:style-name="T3"><text:tab/></text:span><text:span text:style-name="T3"><text:tab/></text:span><text:span text:style-name="T3"><text:tab/></text:span><text:span text:style-name="T3"><text:tab/></text:span><text:span text:style-name="T3"> <text:s/>//Exécution de l'instruction</text:span></text:p>
                        <text:list>
                          <text:list-header>
                            <text:p><text:span text:style-name="T2">case</text:span><text:span text:style-name="T3"> opcode1</text:span></text:p>
                            <text:p><text:span text:style-name="T2">case</text:span><text:span text:style-name="T3"> opcode2</text:span></text:p>
                            <text:p><text:span text:style-name="T3">...</text:span></text:p>
                          </text:list-header>
                        </text:list>
                        <text:p><text:span text:style-name="T3">}</text:span></text:p>
                        <text:p><text:span text:style-name="T3">update_graphics(cycles) ;</text:span><text:span text:style-name="T3"><text:tab/></text:span><text:span text:style-name="T3"><text:tab/></text:span><text:span text:style-name="T3">//Mise à jour des graphismes</text:span></text:p>
                        <text:p><text:span text:style-name="T3">update_sound(cycles) ;</text:span><text:span text:style-name="T3"><text:tab/></text:span><text:span text:style-name="T3"><text:tab/></text:span><text:span text:style-name="T3"><text:tab/></text:span><text:span text:style-name="T3">//Mise à jour du son</text:span></text:p>
                        <text:p><text:span text:style-name="T3">handle_interrupts() ;</text:span><text:span text:style-name="T3"><text:tab/></text:span><text:span text:style-name="T3"><text:tab/></text:span><text:span text:style-name="T3"><text:tab/></text:span><text:span text:style-name="T3">//Gestion des interruptions</text:span></text:p>
                      </text:list-header>
                    </text:list>
                    <text:p><text:span text:style-name="T3">}</text:span></text:p>
                  </text:list-header>
                </text:list>
                <text:p text:style-name="P4"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émoir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 xml:id="id10" text:id="id10">Besoin de la part du processeur d'un accés en lecture et en écriture.</text:p>
                <text:p/>
              </text:list-item>
              <text:list-item>
                <text:p xml:id="id11" text:id="id11">Signatures de fonctions génériques:</text:p>
                <text:p xml:id="id12" text:id="id12"><text:span text:style-name="T5">unsigned int</text:span><text:span text:style-name="T6"> memory_read(</text:span><text:span text:style-name="T5">unsigned int </text:span><text:span text:style-name="T6">addr) ;</text:span></text:p>
                <text:p xml:id="id13" text:id="id13"><text:span text:style-name="T5">void</text:span><text:span text:style-name="T6"> memory_write(</text:span><text:span text:style-name="T5">unsigned int</text:span><text:span text:style-name="T6"> addr, </text:span><text:span text:style-name="T5">unsigned int</text:span><text:span text:style-name="T6"> data) 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 Game Bo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 xml:id="id14" text:id="id14">Nom : LR35902</text:p>
              </text:list-item>
              <text:list-item>
                <text:p xml:id="id15" text:id="id15">Version simplifié du Zilog 80 de Intel</text:p>
              </text:list-item>
              <text:list-item>
                <text:p xml:id="id16" text:id="id16">Cadence : ~ 4,2 MHz</text:p>
              </text:list-item>
              <text:list-item>
                <text:p xml:id="id17" text:id="id17">Nombre d'instructions : ~ 512</text:p>
              </text:list-item>
              <text:list-item>
                <text:p xml:id="id18" text:id="id18">Endianess : Little endian</text:p>
              </text:list-item>
              <text:list-item>
                <text:p xml:id="id19" text:id="id19">Registres : 10 registres inter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boy et la mémoire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an de réalisation</text:p>
          </draw:text-box>
        </draw:frame>
        <draw:frame presentation:style-name="pr4" draw:text-style-name="P5" draw:layer="layout" svg:width="24.639cm" svg:height="12.178cm" svg:x="1.4cm" svg:y="4.914cm" presentation:class="outline">
          <draw:text-box>
            <text:list text:style-name="L4">
              <text:list-item>
                <text:p xml:id="id20" text:id="id20" text:style-name="P5"><text:span text:style-name="T6">CPU : toutes les instructions sont implémentées correctement. </text:span></text:p>
              </text:list-item>
              <text:list-item>
                <text:p xml:id="id21" text:id="id21" text:style-name="P5"><text:span text:style-name="T6">GPU : toutes les couches sont implémentées, l'utilisateur peut redimensionner la fenêtre tel qu'il le désire.</text:span></text:p>
              </text:list-item>
              <text:list-item>
                <text:p xml:id="id22" text:id="id22" text:style-name="P5"><text:span text:style-name="T6">APU : le son est présent et tend à être fidèle au son d'origine.</text:span></text:p>
              </text:list-item>
              <text:list-item>
                <text:p xml:id="id23" text:id="id23" text:style-name="P5"><text:span text:style-name="T6">Cartouches de jeu : les puces MBC1 et MBC2 sont implémentées.</text:span></text:p>
              </text:list-item>
              <text:list-item>
                <text:p xml:id="id24" text:id="id24" text:style-name="P5"><text:span text:style-name="T6">Sauvegarde : sauvegarde classique et par état implémentées.</text:span></text:p>
              </text:list-item>
              <text:list-item>
                <text:p xml:id="id25" text:id="id25" text:style-name="P5"><text:span text:style-name="T6">GUI : interface utilisateur présente qui permet de choisir un jeu et de changer les touch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pouvant être rajoutées</text:p>
          </draw:text-box>
        </draw:frame>
        <draw:frame presentation:style-name="pr4" draw:text-style-name="P3" draw:layer="layout" svg:width="24.639cm" svg:height="12.178cm" svg:x="1.4cm" svg:y="6cm" presentation:class="outline" presentation:user-transformed="true">
          <draw:text-box>
            <text:list text:style-name="L4">
              <text:list-item>
                <text:p xml:id="id26" text:id="id26" text:style-name="P3"><text:span text:style-name="T1">Implémenter la puce MBC3</text:span></text:p>
                <text:p text:style-name="P3"><text:span text:style-name="T1"/></text:p>
              </text:list-item>
              <text:list-item>
                <text:p xml:id="id27" text:id="id27" text:style-name="P3"><text:span text:style-name="T1">Améliorer le son</text:span></text:p>
                <text:p text:style-name="P3"><text:span text:style-name="T1"/></text:p>
              </text:list-item>
              <text:list-item>
                <text:p xml:id="id28" text:id="id28" text:style-name="P3"><text:span text:style-name="T1">Système deux joueurs</text:span></text:p>
                <text:p text:style-name="P3"><text:span text:style-name="T1"/></text:p>
              </text:list-item>
              <text:list-item>
                <text:p xml:id="id29" text:id="id29" text:style-name="P3"><text:span text:style-name="T1">Game Boy Col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murder </meta:initial-creator>
    <meta:creation-date>2013-05-18T11:53:53</meta:creation-date>
    <dc:date>2013-05-18T13:35:31</dc:date>
    <dc:creator>joemurder </dc:creator>
    <meta:editing-duration>PT32M51S</meta:editing-duration>
    <meta:editing-cycles>1</meta:editing-cycles>
    <meta:document-statistic meta:object-count="60"/>
    <meta:generator>LibreOffice/3.5$Linux_x86 LibreOffice_project/350m1$Build-2</meta:generator>
  </office:meta>
</office:document-meta>
</file>